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vertical-align="middle" draw:auto-grow-height="false"/>
    </style:style>
    <style:style style:name="gr2" style:family="graphic" style:parent-style-name="Unboxed_20_Text">
      <style:graphic-properties draw:auto-grow-width="true" fo:min-height="0.399cm" fo:min-width="0cm"/>
    </style:style>
    <style:style style:name="gr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vertical-align="middle" draw:auto-grow-height="false"/>
    </style:style>
    <style:style style:name="gr6" style:family="graphic" style:parent-style-name="Small_20_Unboxed_20_Text">
      <style:graphic-properties draw:auto-grow-width="true" fo:min-height="0cm" fo:min-width="0.536cm"/>
    </style:style>
    <style:style style:name="gr7" style:family="graphic" style:parent-style-name="Small_20_Unboxed_20_Text">
      <style:graphic-properties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mall_20_Unboxed_20_Text">
      <style:graphic-properties draw:auto-grow-width="true" fo:min-height="0cm" fo:min-width="0.386cm"/>
    </style:style>
    <style:style style:name="gr10" style:family="graphic" style:parent-style-name="Switch_20_Label">
      <style:graphic-properties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0.762cm" draw:transform="rotate (1.5707963267949) translate (8.89cm 17.18cm)">
          <text:p text:style-name="P1">Main Power 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2.805cm" svg:height="0.399cm" svg:x="16.538cm" svg:y="2.185cm">
          <draw:text-box>
            <text:p>Start (right mag)</text:p>
          </draw:text-box>
        </draw:frame>
        <draw:frame draw:style-name="gr3" draw:layer="layout" svg:width="0.552cm" svg:height="1.245cm" svg:x="24.837cm" svg:y="16.104cm">
          <draw:text-box>
            <text:p/>
          </draw:text-box>
        </draw:frame>
        <draw:g>
          <draw:g>
            <draw:g>
              <draw:line draw:style-name="gr4" draw:text-style-name="P1" draw:layer="layout" svg:x1="10.72cm" svg:y1="2.431cm" svg:x2="11.225cm" svg:y2="2.431cm">
                <text:p/>
              </draw:line>
              <draw:line draw:style-name="gr4" draw:text-style-name="P1" draw:layer="layout" svg:x1="11.024cm" svg:y1="2.24cm" svg:x2="11.225cm" svg:y2="2.431cm">
                <text:p/>
              </draw:line>
              <draw:line draw:style-name="gr4" draw:text-style-name="P1" draw:layer="layout" svg:x1="11.024cm" svg:y1="2.622cm" svg:x2="11.225cm" svg:y2="2.431cm">
                <text:p/>
              </draw:line>
            </draw:g>
            <draw:g>
              <draw:line draw:style-name="gr4" draw:text-style-name="P1" draw:layer="layout" svg:x1="11.382cm" svg:y1="2.431cm" svg:x2="11.736cm" svg:y2="2.431cm">
                <text:p/>
              </draw:line>
              <draw:line draw:style-name="gr4" draw:text-style-name="P1" draw:layer="layout" svg:x1="11.181cm" svg:y1="2.24cm" svg:x2="11.382cm" svg:y2="2.431cm">
                <text:p/>
              </draw:line>
              <draw:line draw:style-name="gr4" draw:text-style-name="P1" draw:layer="layout" svg:x1="11.181cm" svg:y1="2.622cm" svg:x2="11.382cm" svg:y2="2.43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2.305cm" svg:viewBox="0 0 362 126" svg:d="M0 126c182-284 362 0 362 0">
                <text:p/>
              </draw:path>
              <draw:path draw:style-name="gr4" draw:text-style-name="P1" draw:layer="layout" svg:width="0.361cm" svg:height="0.125cm" svg:x="10.213cm" svg:y="2.43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2.3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2.3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" draw:text-style-name="P1" draw:layer="layout" svg:width="8.645cm" svg:height="0.762cm" draw:transform="rotate (1.5707963267949) translate (8.89cm 26.212cm)">
          <text:p text:style-name="P1">Endurance 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241cm" svg:height="0.399cm" svg:x="16.538cm" svg:y="3.328cm">
          <draw:text-box>
            <text:p>Landing/Taxi Lights</text:p>
          </draw:text-box>
        </draw:frame>
        <draw:frame draw:style-name="gr2" draw:layer="layout" svg:width="2.83cm" svg:height="0.399cm" svg:x="16.466cm" svg:y="8.525cm">
          <draw:text-box>
            <text:p>Autopilot Servos</text:p>
          </draw:text-box>
        </draw:frame>
        <draw:frame draw:style-name="gr2" draw:layer="layout" svg:width="1.209cm" svg:height="0.399cm" svg:x="16.538cm" svg:y="17.842cm">
          <draw:text-box>
            <text:p>EFIS</text:p>
          </draw:text-box>
        </draw:frame>
        <draw:frame draw:style-name="gr2" draw:layer="layout" svg:width="2.555cm" svg:height="0.399cm" svg:x="16.538cm" svg:y="19.105cm">
          <draw:text-box>
            <text:p>Magnetometer</text:p>
          </draw:text-box>
        </draw:frame>
        <draw:frame draw:style-name="gr2" draw:layer="layout" svg:width="1.383cm" svg:height="0.399cm" svg:x="16.538cm" svg:y="20.333cm">
          <draw:text-box>
            <text:p>AHRS</text:p>
          </draw:text-box>
        </draw:frame>
        <draw:frame draw:style-name="gr2" draw:layer="layout" svg:width="2.623cm" svg:height="0.399cm" svg:x="16.538cm" svg:y="21.597cm">
          <draw:text-box>
            <text:p>Comm Radio 1</text:p>
          </draw:text-box>
        </draw:frame>
        <draw:frame draw:style-name="gr2" draw:layer="layout" svg:width="2.301cm" svg:height="0.399cm" svg:x="16.538cm" svg:y="22.879cm">
          <draw:text-box>
            <text:p>Transponder</text:p>
          </draw:text-box>
        </draw:frame>
        <draw:frame draw:style-name="gr2" draw:layer="layout" svg:width="2.263cm" svg:height="0.399cm" svg:x="16.538cm" svg:y="24.197cm">
          <draw:text-box>
            <text:p>Panel Lights</text:p>
          </draw:text-box>
        </draw:frame>
        <draw:frame draw:style-name="gr6" draw:layer="layout" svg:width="1.036cm" svg:height="0.963cm" svg:x="9.51cm" svg:y="5.339cm">
          <draw:text-box>
            <text:p>NAV</text:p>
            <text:p>5A</text:p>
          </draw:text-box>
        </draw:frame>
        <draw:frame draw:style-name="gr7" draw:layer="layout" svg:width="0.9cm" svg:height="0.963cm" svg:x="9.51cm" svg:y="7.882cm">
          <draw:text-box>
            <text:p>A/P</text:p>
            <text:p>5A</text:p>
          </draw:text-box>
        </draw:frame>
        <draw:line draw:style-name="gr8" draw:text-style-name="P1" draw:layer="layout" svg:x1="11.735cm" svg:y1="2.43cm" svg:x2="16.214cm" svg:y2="2.43cm">
          <text:p/>
        </draw:line>
        <draw:g>
          <draw:g>
            <draw:g>
              <draw:line draw:style-name="gr4" draw:text-style-name="P1" draw:layer="layout" svg:x1="10.72cm" svg:y1="3.701cm" svg:x2="11.225cm" svg:y2="3.701cm">
                <text:p/>
              </draw:line>
              <draw:line draw:style-name="gr4" draw:text-style-name="P1" draw:layer="layout" svg:x1="11.024cm" svg:y1="3.51cm" svg:x2="11.225cm" svg:y2="3.701cm">
                <text:p/>
              </draw:line>
              <draw:line draw:style-name="gr4" draw:text-style-name="P1" draw:layer="layout" svg:x1="11.024cm" svg:y1="3.892cm" svg:x2="11.225cm" svg:y2="3.701cm">
                <text:p/>
              </draw:line>
            </draw:g>
            <draw:g>
              <draw:line draw:style-name="gr4" draw:text-style-name="P1" draw:layer="layout" svg:x1="11.382cm" svg:y1="3.701cm" svg:x2="11.736cm" svg:y2="3.701cm">
                <text:p/>
              </draw:line>
              <draw:line draw:style-name="gr4" draw:text-style-name="P1" draw:layer="layout" svg:x1="11.181cm" svg:y1="3.51cm" svg:x2="11.382cm" svg:y2="3.701cm">
                <text:p/>
              </draw:line>
              <draw:line draw:style-name="gr4" draw:text-style-name="P1" draw:layer="layout" svg:x1="11.181cm" svg:y1="3.892cm" svg:x2="11.382cm" svg:y2="3.70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3.575cm" svg:viewBox="0 0 362 126" svg:d="M0 126c182-284 362 0 362 0">
                <text:p/>
              </draw:path>
              <draw:path draw:style-name="gr4" draw:text-style-name="P1" draw:layer="layout" svg:width="0.361cm" svg:height="0.125cm" svg:x="10.213cm" svg:y="3.70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3.6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3.6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8" draw:text-style-name="P1" draw:layer="layout" svg:x1="11.735cm" svg:y1="3.7cm" svg:x2="16.214cm" svg:y2="3.7cm">
          <text:p/>
        </draw:line>
        <draw:g>
          <draw:g>
            <draw:g>
              <draw:line draw:style-name="gr4" draw:text-style-name="P1" draw:layer="layout" svg:x1="10.72cm" svg:y1="4.971cm" svg:x2="11.225cm" svg:y2="4.971cm">
                <text:p/>
              </draw:line>
              <draw:line draw:style-name="gr4" draw:text-style-name="P1" draw:layer="layout" svg:x1="11.024cm" svg:y1="4.78cm" svg:x2="11.225cm" svg:y2="4.971cm">
                <text:p/>
              </draw:line>
              <draw:line draw:style-name="gr4" draw:text-style-name="P1" draw:layer="layout" svg:x1="11.024cm" svg:y1="5.162cm" svg:x2="11.225cm" svg:y2="4.971cm">
                <text:p/>
              </draw:line>
            </draw:g>
            <draw:g>
              <draw:line draw:style-name="gr4" draw:text-style-name="P1" draw:layer="layout" svg:x1="11.382cm" svg:y1="4.971cm" svg:x2="11.736cm" svg:y2="4.971cm">
                <text:p/>
              </draw:line>
              <draw:line draw:style-name="gr4" draw:text-style-name="P1" draw:layer="layout" svg:x1="11.181cm" svg:y1="4.78cm" svg:x2="11.382cm" svg:y2="4.971cm">
                <text:p/>
              </draw:line>
              <draw:line draw:style-name="gr4" draw:text-style-name="P1" draw:layer="layout" svg:x1="11.181cm" svg:y1="5.162cm" svg:x2="11.382cm" svg:y2="4.97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4.845cm" svg:viewBox="0 0 362 126" svg:d="M0 126c182-284 362 0 362 0">
                <text:p/>
              </draw:path>
              <draw:path draw:style-name="gr4" draw:text-style-name="P1" draw:layer="layout" svg:width="0.361cm" svg:height="0.125cm" svg:x="10.213cm" svg:y="4.97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4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4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8" draw:text-style-name="P1" draw:layer="layout" svg:x1="11.735cm" svg:y1="4.97cm" svg:x2="16.214cm" svg:y2="4.97cm">
          <text:p/>
        </draw:line>
        <draw:g>
          <draw:g>
            <draw:g>
              <draw:line draw:style-name="gr4" draw:text-style-name="P1" draw:layer="layout" svg:x1="10.72cm" svg:y1="6.241cm" svg:x2="11.225cm" svg:y2="6.241cm">
                <text:p/>
              </draw:line>
              <draw:line draw:style-name="gr4" draw:text-style-name="P1" draw:layer="layout" svg:x1="11.024cm" svg:y1="6.05cm" svg:x2="11.225cm" svg:y2="6.241cm">
                <text:p/>
              </draw:line>
              <draw:line draw:style-name="gr4" draw:text-style-name="P1" draw:layer="layout" svg:x1="11.024cm" svg:y1="6.432cm" svg:x2="11.225cm" svg:y2="6.241cm">
                <text:p/>
              </draw:line>
            </draw:g>
            <draw:g>
              <draw:line draw:style-name="gr4" draw:text-style-name="P1" draw:layer="layout" svg:x1="11.382cm" svg:y1="6.241cm" svg:x2="11.736cm" svg:y2="6.241cm">
                <text:p/>
              </draw:line>
              <draw:line draw:style-name="gr4" draw:text-style-name="P1" draw:layer="layout" svg:x1="11.181cm" svg:y1="6.05cm" svg:x2="11.382cm" svg:y2="6.241cm">
                <text:p/>
              </draw:line>
              <draw:line draw:style-name="gr4" draw:text-style-name="P1" draw:layer="layout" svg:x1="11.181cm" svg:y1="6.432cm" svg:x2="11.382cm" svg:y2="6.24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6.115cm" svg:viewBox="0 0 362 126" svg:d="M0 126c182-284 362 0 362 0">
                <text:p/>
              </draw:path>
              <draw:path draw:style-name="gr4" draw:text-style-name="P1" draw:layer="layout" svg:width="0.361cm" svg:height="0.125cm" svg:x="10.213cm" svg:y="6.24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6.1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6.1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g>
              <draw:line draw:style-name="gr4" draw:text-style-name="P1" draw:layer="layout" svg:x1="10.72cm" svg:y1="7.511cm" svg:x2="11.225cm" svg:y2="7.511cm">
                <text:p/>
              </draw:line>
              <draw:line draw:style-name="gr4" draw:text-style-name="P1" draw:layer="layout" svg:x1="11.024cm" svg:y1="7.32cm" svg:x2="11.225cm" svg:y2="7.511cm">
                <text:p/>
              </draw:line>
              <draw:line draw:style-name="gr4" draw:text-style-name="P1" draw:layer="layout" svg:x1="11.024cm" svg:y1="7.702cm" svg:x2="11.225cm" svg:y2="7.511cm">
                <text:p/>
              </draw:line>
            </draw:g>
            <draw:g>
              <draw:line draw:style-name="gr4" draw:text-style-name="P1" draw:layer="layout" svg:x1="11.382cm" svg:y1="7.511cm" svg:x2="11.736cm" svg:y2="7.511cm">
                <text:p/>
              </draw:line>
              <draw:line draw:style-name="gr4" draw:text-style-name="P1" draw:layer="layout" svg:x1="11.181cm" svg:y1="7.32cm" svg:x2="11.382cm" svg:y2="7.511cm">
                <text:p/>
              </draw:line>
              <draw:line draw:style-name="gr4" draw:text-style-name="P1" draw:layer="layout" svg:x1="11.181cm" svg:y1="7.702cm" svg:x2="11.382cm" svg:y2="7.51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7.385cm" svg:viewBox="0 0 362 126" svg:d="M0 126c182-284 362 0 362 0">
                <text:p/>
              </draw:path>
              <draw:path draw:style-name="gr4" draw:text-style-name="P1" draw:layer="layout" svg:width="0.361cm" svg:height="0.125cm" svg:x="10.213cm" svg:y="7.51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7.4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7.4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8" draw:text-style-name="P1" draw:layer="layout" svg:x1="11.735cm" svg:y1="7.51cm" svg:x2="16.214cm" svg:y2="7.51cm">
          <text:p/>
        </draw:line>
        <draw:g>
          <draw:g>
            <draw:g>
              <draw:line draw:style-name="gr4" draw:text-style-name="P1" draw:layer="layout" svg:x1="10.72cm" svg:y1="8.781cm" svg:x2="11.225cm" svg:y2="8.781cm">
                <text:p/>
              </draw:line>
              <draw:line draw:style-name="gr4" draw:text-style-name="P1" draw:layer="layout" svg:x1="11.024cm" svg:y1="8.59cm" svg:x2="11.225cm" svg:y2="8.781cm">
                <text:p/>
              </draw:line>
              <draw:line draw:style-name="gr4" draw:text-style-name="P1" draw:layer="layout" svg:x1="11.024cm" svg:y1="8.972cm" svg:x2="11.225cm" svg:y2="8.781cm">
                <text:p/>
              </draw:line>
            </draw:g>
            <draw:g>
              <draw:line draw:style-name="gr4" draw:text-style-name="P1" draw:layer="layout" svg:x1="11.382cm" svg:y1="8.781cm" svg:x2="11.736cm" svg:y2="8.781cm">
                <text:p/>
              </draw:line>
              <draw:line draw:style-name="gr4" draw:text-style-name="P1" draw:layer="layout" svg:x1="11.181cm" svg:y1="8.59cm" svg:x2="11.382cm" svg:y2="8.781cm">
                <text:p/>
              </draw:line>
              <draw:line draw:style-name="gr4" draw:text-style-name="P1" draw:layer="layout" svg:x1="11.181cm" svg:y1="8.972cm" svg:x2="11.382cm" svg:y2="8.78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8.655cm" svg:viewBox="0 0 362 126" svg:d="M0 126c182-284 362 0 362 0">
                <text:p/>
              </draw:path>
              <draw:path draw:style-name="gr4" draw:text-style-name="P1" draw:layer="layout" svg:width="0.361cm" svg:height="0.125cm" svg:x="10.213cm" svg:y="8.78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8.7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8.7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g>
              <draw:line draw:style-name="gr4" draw:text-style-name="P1" draw:layer="layout" svg:x1="10.72cm" svg:y1="10.051cm" svg:x2="11.225cm" svg:y2="10.051cm">
                <text:p/>
              </draw:line>
              <draw:line draw:style-name="gr4" draw:text-style-name="P1" draw:layer="layout" svg:x1="11.024cm" svg:y1="9.86cm" svg:x2="11.225cm" svg:y2="10.051cm">
                <text:p/>
              </draw:line>
              <draw:line draw:style-name="gr4" draw:text-style-name="P1" draw:layer="layout" svg:x1="11.024cm" svg:y1="10.242cm" svg:x2="11.225cm" svg:y2="10.051cm">
                <text:p/>
              </draw:line>
            </draw:g>
            <draw:g>
              <draw:line draw:style-name="gr4" draw:text-style-name="P1" draw:layer="layout" svg:x1="11.382cm" svg:y1="10.051cm" svg:x2="11.736cm" svg:y2="10.051cm">
                <text:p/>
              </draw:line>
              <draw:line draw:style-name="gr4" draw:text-style-name="P1" draw:layer="layout" svg:x1="11.181cm" svg:y1="9.86cm" svg:x2="11.382cm" svg:y2="10.051cm">
                <text:p/>
              </draw:line>
              <draw:line draw:style-name="gr4" draw:text-style-name="P1" draw:layer="layout" svg:x1="11.181cm" svg:y1="10.242cm" svg:x2="11.382cm" svg:y2="10.05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9.925cm" svg:viewBox="0 0 362 126" svg:d="M0 126c182-284 362 0 362 0">
                <text:p/>
              </draw:path>
              <draw:path draw:style-name="gr4" draw:text-style-name="P1" draw:layer="layout" svg:width="0.361cm" svg:height="0.125cm" svg:x="10.213cm" svg:y="10.05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9.9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9.9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8" draw:text-style-name="P1" draw:layer="layout" svg:x1="11.735cm" svg:y1="10.05cm" svg:x2="16.214cm" svg:y2="10.05cm">
          <text:p/>
        </draw:line>
        <draw:g>
          <draw:g>
            <draw:g>
              <draw:line draw:style-name="gr4" draw:text-style-name="P1" draw:layer="layout" svg:x1="10.72cm" svg:y1="11.321cm" svg:x2="11.225cm" svg:y2="11.321cm">
                <text:p/>
              </draw:line>
              <draw:line draw:style-name="gr4" draw:text-style-name="P1" draw:layer="layout" svg:x1="11.024cm" svg:y1="11.13cm" svg:x2="11.225cm" svg:y2="11.321cm">
                <text:p/>
              </draw:line>
              <draw:line draw:style-name="gr4" draw:text-style-name="P1" draw:layer="layout" svg:x1="11.024cm" svg:y1="11.512cm" svg:x2="11.225cm" svg:y2="11.321cm">
                <text:p/>
              </draw:line>
            </draw:g>
            <draw:g>
              <draw:line draw:style-name="gr4" draw:text-style-name="P1" draw:layer="layout" svg:x1="11.382cm" svg:y1="11.321cm" svg:x2="11.736cm" svg:y2="11.321cm">
                <text:p/>
              </draw:line>
              <draw:line draw:style-name="gr4" draw:text-style-name="P1" draw:layer="layout" svg:x1="11.181cm" svg:y1="11.13cm" svg:x2="11.382cm" svg:y2="11.321cm">
                <text:p/>
              </draw:line>
              <draw:line draw:style-name="gr4" draw:text-style-name="P1" draw:layer="layout" svg:x1="11.181cm" svg:y1="11.512cm" svg:x2="11.382cm" svg:y2="11.32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11.195cm" svg:viewBox="0 0 362 126" svg:d="M0 126c182-284 362 0 362 0">
                <text:p/>
              </draw:path>
              <draw:path draw:style-name="gr4" draw:text-style-name="P1" draw:layer="layout" svg:width="0.361cm" svg:height="0.125cm" svg:x="10.213cm" svg:y="11.32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11.2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11.2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8" draw:text-style-name="P1" draw:layer="layout" svg:x1="11.735cm" svg:y1="11.32cm" svg:x2="16.214cm" svg:y2="11.32cm">
          <text:p/>
        </draw:line>
        <draw:g>
          <draw:g>
            <draw:g>
              <draw:line draw:style-name="gr4" draw:text-style-name="P1" draw:layer="layout" svg:x1="10.72cm" svg:y1="12.591cm" svg:x2="11.225cm" svg:y2="12.591cm">
                <text:p/>
              </draw:line>
              <draw:line draw:style-name="gr4" draw:text-style-name="P1" draw:layer="layout" svg:x1="11.024cm" svg:y1="12.4cm" svg:x2="11.225cm" svg:y2="12.591cm">
                <text:p/>
              </draw:line>
              <draw:line draw:style-name="gr4" draw:text-style-name="P1" draw:layer="layout" svg:x1="11.024cm" svg:y1="12.782cm" svg:x2="11.225cm" svg:y2="12.591cm">
                <text:p/>
              </draw:line>
            </draw:g>
            <draw:g>
              <draw:line draw:style-name="gr4" draw:text-style-name="P1" draw:layer="layout" svg:x1="11.382cm" svg:y1="12.591cm" svg:x2="11.736cm" svg:y2="12.591cm">
                <text:p/>
              </draw:line>
              <draw:line draw:style-name="gr4" draw:text-style-name="P1" draw:layer="layout" svg:x1="11.181cm" svg:y1="12.4cm" svg:x2="11.382cm" svg:y2="12.591cm">
                <text:p/>
              </draw:line>
              <draw:line draw:style-name="gr4" draw:text-style-name="P1" draw:layer="layout" svg:x1="11.181cm" svg:y1="12.782cm" svg:x2="11.382cm" svg:y2="12.59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12.465cm" svg:viewBox="0 0 362 126" svg:d="M0 126c182-284 362 0 362 0">
                <text:p/>
              </draw:path>
              <draw:path draw:style-name="gr4" draw:text-style-name="P1" draw:layer="layout" svg:width="0.361cm" svg:height="0.125cm" svg:x="10.213cm" svg:y="12.59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12.5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12.5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8" draw:text-style-name="P1" draw:layer="layout" svg:x1="11.735cm" svg:y1="12.59cm" svg:x2="16.214cm" svg:y2="12.59cm">
          <text:p/>
        </draw:line>
        <draw:g>
          <draw:g>
            <draw:g>
              <draw:line draw:style-name="gr4" draw:text-style-name="P1" draw:layer="layout" svg:x1="10.72cm" svg:y1="13.861cm" svg:x2="11.225cm" svg:y2="13.861cm">
                <text:p/>
              </draw:line>
              <draw:line draw:style-name="gr4" draw:text-style-name="P1" draw:layer="layout" svg:x1="11.024cm" svg:y1="13.67cm" svg:x2="11.225cm" svg:y2="13.861cm">
                <text:p/>
              </draw:line>
              <draw:line draw:style-name="gr4" draw:text-style-name="P1" draw:layer="layout" svg:x1="11.024cm" svg:y1="14.052cm" svg:x2="11.225cm" svg:y2="13.861cm">
                <text:p/>
              </draw:line>
            </draw:g>
            <draw:g>
              <draw:line draw:style-name="gr4" draw:text-style-name="P1" draw:layer="layout" svg:x1="11.382cm" svg:y1="13.861cm" svg:x2="11.736cm" svg:y2="13.861cm">
                <text:p/>
              </draw:line>
              <draw:line draw:style-name="gr4" draw:text-style-name="P1" draw:layer="layout" svg:x1="11.181cm" svg:y1="13.67cm" svg:x2="11.382cm" svg:y2="13.861cm">
                <text:p/>
              </draw:line>
              <draw:line draw:style-name="gr4" draw:text-style-name="P1" draw:layer="layout" svg:x1="11.181cm" svg:y1="14.052cm" svg:x2="11.382cm" svg:y2="13.86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13.735cm" svg:viewBox="0 0 362 126" svg:d="M0 126c182-284 362 0 362 0">
                <text:p/>
              </draw:path>
              <draw:path draw:style-name="gr4" draw:text-style-name="P1" draw:layer="layout" svg:width="0.361cm" svg:height="0.125cm" svg:x="10.213cm" svg:y="13.86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13.7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13.7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8" draw:text-style-name="P1" draw:layer="layout" svg:x1="11.735cm" svg:y1="13.86cm" svg:x2="16.214cm" svg:y2="13.86cm">
          <text:p/>
        </draw:line>
        <draw:g>
          <draw:g>
            <draw:g>
              <draw:line draw:style-name="gr4" draw:text-style-name="P1" draw:layer="layout" svg:x1="10.72cm" svg:y1="15.131cm" svg:x2="11.225cm" svg:y2="15.131cm">
                <text:p/>
              </draw:line>
              <draw:line draw:style-name="gr4" draw:text-style-name="P1" draw:layer="layout" svg:x1="11.024cm" svg:y1="14.94cm" svg:x2="11.225cm" svg:y2="15.131cm">
                <text:p/>
              </draw:line>
              <draw:line draw:style-name="gr4" draw:text-style-name="P1" draw:layer="layout" svg:x1="11.024cm" svg:y1="15.322cm" svg:x2="11.225cm" svg:y2="15.131cm">
                <text:p/>
              </draw:line>
            </draw:g>
            <draw:g>
              <draw:line draw:style-name="gr4" draw:text-style-name="P1" draw:layer="layout" svg:x1="11.382cm" svg:y1="15.131cm" svg:x2="11.736cm" svg:y2="15.131cm">
                <text:p/>
              </draw:line>
              <draw:line draw:style-name="gr4" draw:text-style-name="P1" draw:layer="layout" svg:x1="11.181cm" svg:y1="14.94cm" svg:x2="11.382cm" svg:y2="15.131cm">
                <text:p/>
              </draw:line>
              <draw:line draw:style-name="gr4" draw:text-style-name="P1" draw:layer="layout" svg:x1="11.181cm" svg:y1="15.322cm" svg:x2="11.382cm" svg:y2="15.13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15.005cm" svg:viewBox="0 0 362 126" svg:d="M0 126c182-284 362 0 362 0">
                <text:p/>
              </draw:path>
              <draw:path draw:style-name="gr4" draw:text-style-name="P1" draw:layer="layout" svg:width="0.361cm" svg:height="0.125cm" svg:x="10.213cm" svg:y="15.13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15.0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15.0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8" draw:text-style-name="P1" draw:layer="layout" svg:x1="11.735cm" svg:y1="15.13cm" svg:x2="16.214cm" svg:y2="15.13cm">
          <text:p/>
        </draw:line>
        <draw:g>
          <draw:g>
            <draw:g>
              <draw:line draw:style-name="gr4" draw:text-style-name="P1" draw:layer="layout" svg:x1="10.72cm" svg:y1="16.401cm" svg:x2="11.225cm" svg:y2="16.401cm">
                <text:p/>
              </draw:line>
              <draw:line draw:style-name="gr4" draw:text-style-name="P1" draw:layer="layout" svg:x1="11.024cm" svg:y1="16.21cm" svg:x2="11.225cm" svg:y2="16.401cm">
                <text:p/>
              </draw:line>
              <draw:line draw:style-name="gr4" draw:text-style-name="P1" draw:layer="layout" svg:x1="11.024cm" svg:y1="16.592cm" svg:x2="11.225cm" svg:y2="16.401cm">
                <text:p/>
              </draw:line>
            </draw:g>
            <draw:g>
              <draw:line draw:style-name="gr4" draw:text-style-name="P1" draw:layer="layout" svg:x1="11.382cm" svg:y1="16.401cm" svg:x2="11.736cm" svg:y2="16.401cm">
                <text:p/>
              </draw:line>
              <draw:line draw:style-name="gr4" draw:text-style-name="P1" draw:layer="layout" svg:x1="11.181cm" svg:y1="16.21cm" svg:x2="11.382cm" svg:y2="16.401cm">
                <text:p/>
              </draw:line>
              <draw:line draw:style-name="gr4" draw:text-style-name="P1" draw:layer="layout" svg:x1="11.181cm" svg:y1="16.592cm" svg:x2="11.382cm" svg:y2="16.40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16.275cm" svg:viewBox="0 0 362 126" svg:d="M0 126c182-284 362 0 362 0">
                <text:p/>
              </draw:path>
              <draw:path draw:style-name="gr4" draw:text-style-name="P1" draw:layer="layout" svg:width="0.361cm" svg:height="0.125cm" svg:x="10.213cm" svg:y="16.40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16.3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16.3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8" draw:text-style-name="P1" draw:layer="layout" svg:x1="11.735cm" svg:y1="16.4cm" svg:x2="16.214cm" svg:y2="16.4cm">
          <text:p/>
        </draw:line>
        <draw:frame draw:style-name="Unboxed_20_Text" draw:layer="layout" svg:width="2.733cm" svg:height="0.607cm" svg:x="16.538cm" svg:y="9.774cm">
          <draw:text-box>
            <text:p>USB Front Seat</text:p>
          </draw:text-box>
        </draw:frame>
        <draw:frame draw:style-name="Unboxed_20_Text" draw:layer="layout" svg:width="2.678cm" svg:height="0.607cm" svg:x="16.538cm" svg:y="11.003cm">
          <draw:text-box>
            <text:p>USB Rear Seat</text:p>
          </draw:text-box>
        </draw:frame>
        <draw:frame draw:style-name="Unboxed_20_Text" draw:layer="layout" svg:width="4.075cm" svg:height="0.607cm" svg:x="16.538cm" svg:y="12.317cm">
          <draw:text-box>
            <text:p>Cabin Convenience Light</text:p>
          </draw:text-box>
        </draw:frame>
        <draw:frame draw:style-name="Unboxed_20_Text" draw:layer="layout" svg:width="3.995cm" svg:height="0.607cm" svg:x="16.538cm" svg:y="25.386cm">
          <draw:text-box>
            <text:p>Audio Panel / Intercomm</text:p>
          </draw:text-box>
        </draw:frame>
        <draw:frame draw:style-name="Unboxed_20_Text" draw:layer="layout" svg:width="1.903cm" svg:height="0.607cm" svg:x="16.466cm" svg:y="4.621cm">
          <draw:text-box>
            <text:p>Pitot Heat</text:p>
          </draw:text-box>
        </draw:frame>
        <draw:frame draw:style-name="gr2" draw:layer="layout" svg:width="2.593cm" svg:height="0.399cm" svg:x="12.307cm" svg:y="7.216cm">
          <draw:text-box>
            <text:p>18AWG Yellow</text:p>
          </draw:text-box>
        </draw:frame>
        <draw:frame draw:style-name="gr9" draw:layer="layout" svg:width="1.158cm" svg:height="0.949cm" svg:x="9.51cm" svg:y="6.641cm">
          <draw:text-box>
            <text:p>STRB</text:p>
            <text:p>7A</text:p>
          </draw:text-box>
        </draw:frame>
        <draw:frame draw:style-name="gr7" draw:layer="layout" svg:width="1.158cm" svg:height="0.963cm" svg:x="9.561cm" svg:y="9.152cm">
          <draw:text-box>
            <text:p>USBF</text:p>
            <text:p>5A</text:p>
          </draw:text-box>
        </draw:frame>
        <draw:frame draw:style-name="gr7" draw:layer="layout" svg:width="1.188cm" svg:height="0.963cm" svg:x="9.561cm" svg:y="10.422cm">
          <draw:text-box>
            <text:p>USBR</text:p>
            <text:p>5A</text:p>
          </draw:text-box>
        </draw:frame>
        <draw:frame draw:style-name="gr7" draw:layer="layout" svg:width="1.256cm" svg:height="0.963cm" svg:x="9.561cm" svg:y="11.692cm">
          <draw:text-box>
            <text:p>CABIN</text:p>
            <text:p>5A</text:p>
          </draw:text-box>
        </draw:frame>
        <draw:frame draw:style-name="gr2" draw:layer="layout" svg:width="2.344cm" svg:height="0.399cm" svg:x="12.307cm" svg:y="9.76cm">
          <draw:text-box>
            <text:p>20 AWG Red</text:p>
          </draw:text-box>
        </draw:frame>
        <draw:frame draw:style-name="gr2" draw:layer="layout" svg:width="2.344cm" svg:height="0.399cm" svg:x="12.307cm" svg:y="11.03cm">
          <draw:text-box>
            <text:p>20 AWG Red</text:p>
          </draw:text-box>
        </draw:frame>
        <draw:frame draw:style-name="gr2" draw:layer="layout" svg:width="2.344cm" svg:height="0.399cm" svg:x="12.307cm" svg:y="12.3cm">
          <draw:text-box>
            <text:p>20 AWG Red</text:p>
          </draw:text-box>
        </draw:frame>
        <draw:frame draw:style-name="gr7" draw:layer="layout" svg:width="1.213cm" svg:height="0.963cm" svg:x="9.51cm" svg:y="4.043cm">
          <draw:text-box>
            <text:p>PITOT</text:p>
            <text:p>15A</text:p>
          </draw:text-box>
        </draw:frame>
        <draw:frame draw:style-name="gr2" draw:layer="layout" svg:width="2.344cm" svg:height="0.399cm" svg:x="12.235cm" svg:y="4.614cm">
          <draw:text-box>
            <text:p>12 AWG Red</text:p>
          </draw:text-box>
        </draw:frame>
        <draw:frame draw:style-name="gr7" draw:layer="layout" svg:width="1.158cm" svg:height="0.963cm" svg:x="9.538cm" svg:y="2.82cm">
          <draw:text-box>
            <text:p>LAND</text:p>
            <text:p>10A</text:p>
          </draw:text-box>
        </draw:frame>
        <draw:g>
          <draw:g>
            <draw:g>
              <draw:line draw:style-name="gr4" draw:text-style-name="P1" draw:layer="layout" svg:x1="10.708cm" svg:y1="18.077cm" svg:x2="11.213cm" svg:y2="18.077cm">
                <text:p/>
              </draw:line>
              <draw:line draw:style-name="gr4" draw:text-style-name="P1" draw:layer="layout" svg:x1="11.012cm" svg:y1="17.886cm" svg:x2="11.213cm" svg:y2="18.077cm">
                <text:p/>
              </draw:line>
              <draw:line draw:style-name="gr4" draw:text-style-name="P1" draw:layer="layout" svg:x1="11.012cm" svg:y1="18.268cm" svg:x2="11.213cm" svg:y2="18.077cm">
                <text:p/>
              </draw:line>
            </draw:g>
            <draw:g>
              <draw:line draw:style-name="gr4" draw:text-style-name="P1" draw:layer="layout" svg:x1="11.37cm" svg:y1="18.077cm" svg:x2="11.724cm" svg:y2="18.077cm">
                <text:p/>
              </draw:line>
              <draw:line draw:style-name="gr4" draw:text-style-name="P1" draw:layer="layout" svg:x1="11.169cm" svg:y1="17.886cm" svg:x2="11.37cm" svg:y2="18.077cm">
                <text:p/>
              </draw:line>
              <draw:line draw:style-name="gr4" draw:text-style-name="P1" draw:layer="layout" svg:x1="11.169cm" svg:y1="18.268cm" svg:x2="11.37cm" svg:y2="18.077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37cm" svg:y="17.951cm" svg:viewBox="0 0 362 126" svg:d="M0 126c182-284 362 0 362 0">
                <text:p/>
              </draw:path>
              <draw:path draw:style-name="gr4" draw:text-style-name="P1" draw:layer="layout" svg:width="0.361cm" svg:height="0.125cm" svg:x="10.201cm" svg:y="18.079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691cm" svg:y="18.0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63cm" svg:y="18.0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8" draw:text-style-name="P1" draw:layer="layout" svg:x1="11.723cm" svg:y1="18.076cm" svg:x2="16.202cm" svg:y2="18.076cm">
          <text:p/>
        </draw:line>
        <draw:g>
          <draw:g>
            <draw:g>
              <draw:line draw:style-name="gr4" draw:text-style-name="P1" draw:layer="layout" svg:x1="10.708cm" svg:y1="19.347cm" svg:x2="11.213cm" svg:y2="19.347cm">
                <text:p/>
              </draw:line>
              <draw:line draw:style-name="gr4" draw:text-style-name="P1" draw:layer="layout" svg:x1="11.012cm" svg:y1="19.156cm" svg:x2="11.213cm" svg:y2="19.347cm">
                <text:p/>
              </draw:line>
              <draw:line draw:style-name="gr4" draw:text-style-name="P1" draw:layer="layout" svg:x1="11.012cm" svg:y1="19.538cm" svg:x2="11.213cm" svg:y2="19.347cm">
                <text:p/>
              </draw:line>
            </draw:g>
            <draw:g>
              <draw:line draw:style-name="gr4" draw:text-style-name="P1" draw:layer="layout" svg:x1="11.37cm" svg:y1="19.347cm" svg:x2="11.724cm" svg:y2="19.347cm">
                <text:p/>
              </draw:line>
              <draw:line draw:style-name="gr4" draw:text-style-name="P1" draw:layer="layout" svg:x1="11.169cm" svg:y1="19.156cm" svg:x2="11.37cm" svg:y2="19.347cm">
                <text:p/>
              </draw:line>
              <draw:line draw:style-name="gr4" draw:text-style-name="P1" draw:layer="layout" svg:x1="11.169cm" svg:y1="19.538cm" svg:x2="11.37cm" svg:y2="19.347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37cm" svg:y="19.221cm" svg:viewBox="0 0 362 126" svg:d="M0 126c182-284 362 0 362 0">
                <text:p/>
              </draw:path>
              <draw:path draw:style-name="gr4" draw:text-style-name="P1" draw:layer="layout" svg:width="0.361cm" svg:height="0.125cm" svg:x="10.201cm" svg:y="19.349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691cm" svg:y="19.2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63cm" svg:y="19.2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8" draw:text-style-name="P1" draw:layer="layout" svg:x1="11.723cm" svg:y1="19.346cm" svg:x2="16.202cm" svg:y2="19.346cm">
          <text:p/>
        </draw:line>
        <draw:g>
          <draw:g>
            <draw:g>
              <draw:line draw:style-name="gr4" draw:text-style-name="P1" draw:layer="layout" svg:x1="10.708cm" svg:y1="20.617cm" svg:x2="11.213cm" svg:y2="20.617cm">
                <text:p/>
              </draw:line>
              <draw:line draw:style-name="gr4" draw:text-style-name="P1" draw:layer="layout" svg:x1="11.012cm" svg:y1="20.426cm" svg:x2="11.213cm" svg:y2="20.617cm">
                <text:p/>
              </draw:line>
              <draw:line draw:style-name="gr4" draw:text-style-name="P1" draw:layer="layout" svg:x1="11.012cm" svg:y1="20.808cm" svg:x2="11.213cm" svg:y2="20.617cm">
                <text:p/>
              </draw:line>
            </draw:g>
            <draw:g>
              <draw:line draw:style-name="gr4" draw:text-style-name="P1" draw:layer="layout" svg:x1="11.37cm" svg:y1="20.617cm" svg:x2="11.724cm" svg:y2="20.617cm">
                <text:p/>
              </draw:line>
              <draw:line draw:style-name="gr4" draw:text-style-name="P1" draw:layer="layout" svg:x1="11.169cm" svg:y1="20.426cm" svg:x2="11.37cm" svg:y2="20.617cm">
                <text:p/>
              </draw:line>
              <draw:line draw:style-name="gr4" draw:text-style-name="P1" draw:layer="layout" svg:x1="11.169cm" svg:y1="20.808cm" svg:x2="11.37cm" svg:y2="20.617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37cm" svg:y="20.491cm" svg:viewBox="0 0 362 126" svg:d="M0 126c182-284 362 0 362 0">
                <text:p/>
              </draw:path>
              <draw:path draw:style-name="gr4" draw:text-style-name="P1" draw:layer="layout" svg:width="0.361cm" svg:height="0.125cm" svg:x="10.201cm" svg:y="20.619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691cm" svg:y="20.5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63cm" svg:y="20.5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8" draw:text-style-name="P1" draw:layer="layout" svg:x1="11.723cm" svg:y1="20.616cm" svg:x2="16.202cm" svg:y2="20.616cm">
          <text:p/>
        </draw:line>
        <draw:g>
          <draw:g>
            <draw:g>
              <draw:line draw:style-name="gr4" draw:text-style-name="P1" draw:layer="layout" svg:x1="10.708cm" svg:y1="21.887cm" svg:x2="11.213cm" svg:y2="21.887cm">
                <text:p/>
              </draw:line>
              <draw:line draw:style-name="gr4" draw:text-style-name="P1" draw:layer="layout" svg:x1="11.012cm" svg:y1="21.696cm" svg:x2="11.213cm" svg:y2="21.887cm">
                <text:p/>
              </draw:line>
              <draw:line draw:style-name="gr4" draw:text-style-name="P1" draw:layer="layout" svg:x1="11.012cm" svg:y1="22.078cm" svg:x2="11.213cm" svg:y2="21.887cm">
                <text:p/>
              </draw:line>
            </draw:g>
            <draw:g>
              <draw:line draw:style-name="gr4" draw:text-style-name="P1" draw:layer="layout" svg:x1="11.37cm" svg:y1="21.887cm" svg:x2="11.724cm" svg:y2="21.887cm">
                <text:p/>
              </draw:line>
              <draw:line draw:style-name="gr4" draw:text-style-name="P1" draw:layer="layout" svg:x1="11.169cm" svg:y1="21.696cm" svg:x2="11.37cm" svg:y2="21.887cm">
                <text:p/>
              </draw:line>
              <draw:line draw:style-name="gr4" draw:text-style-name="P1" draw:layer="layout" svg:x1="11.169cm" svg:y1="22.078cm" svg:x2="11.37cm" svg:y2="21.887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37cm" svg:y="21.761cm" svg:viewBox="0 0 362 126" svg:d="M0 126c182-284 362 0 362 0">
                <text:p/>
              </draw:path>
              <draw:path draw:style-name="gr4" draw:text-style-name="P1" draw:layer="layout" svg:width="0.361cm" svg:height="0.125cm" svg:x="10.201cm" svg:y="21.889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691cm" svg:y="21.8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63cm" svg:y="21.8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8" draw:text-style-name="P1" draw:layer="layout" svg:x1="11.723cm" svg:y1="21.886cm" svg:x2="16.202cm" svg:y2="21.886cm">
          <text:p/>
        </draw:line>
        <draw:g>
          <draw:g>
            <draw:g>
              <draw:line draw:style-name="gr4" draw:text-style-name="P1" draw:layer="layout" svg:x1="10.708cm" svg:y1="23.157cm" svg:x2="11.213cm" svg:y2="23.157cm">
                <text:p/>
              </draw:line>
              <draw:line draw:style-name="gr4" draw:text-style-name="P1" draw:layer="layout" svg:x1="11.012cm" svg:y1="22.966cm" svg:x2="11.213cm" svg:y2="23.157cm">
                <text:p/>
              </draw:line>
              <draw:line draw:style-name="gr4" draw:text-style-name="P1" draw:layer="layout" svg:x1="11.012cm" svg:y1="23.348cm" svg:x2="11.213cm" svg:y2="23.157cm">
                <text:p/>
              </draw:line>
            </draw:g>
            <draw:g>
              <draw:line draw:style-name="gr4" draw:text-style-name="P1" draw:layer="layout" svg:x1="11.37cm" svg:y1="23.157cm" svg:x2="11.724cm" svg:y2="23.157cm">
                <text:p/>
              </draw:line>
              <draw:line draw:style-name="gr4" draw:text-style-name="P1" draw:layer="layout" svg:x1="11.169cm" svg:y1="22.966cm" svg:x2="11.37cm" svg:y2="23.157cm">
                <text:p/>
              </draw:line>
              <draw:line draw:style-name="gr4" draw:text-style-name="P1" draw:layer="layout" svg:x1="11.169cm" svg:y1="23.348cm" svg:x2="11.37cm" svg:y2="23.157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37cm" svg:y="23.031cm" svg:viewBox="0 0 362 126" svg:d="M0 126c182-284 362 0 362 0">
                <text:p/>
              </draw:path>
              <draw:path draw:style-name="gr4" draw:text-style-name="P1" draw:layer="layout" svg:width="0.361cm" svg:height="0.125cm" svg:x="10.201cm" svg:y="23.159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691cm" svg:y="23.0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63cm" svg:y="23.0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8" draw:text-style-name="P1" draw:layer="layout" svg:x1="11.723cm" svg:y1="23.156cm" svg:x2="16.202cm" svg:y2="23.156cm">
          <text:p/>
        </draw:line>
        <draw:g>
          <draw:g>
            <draw:g>
              <draw:line draw:style-name="gr4" draw:text-style-name="P1" draw:layer="layout" svg:x1="10.708cm" svg:y1="24.427cm" svg:x2="11.213cm" svg:y2="24.427cm">
                <text:p/>
              </draw:line>
              <draw:line draw:style-name="gr4" draw:text-style-name="P1" draw:layer="layout" svg:x1="11.012cm" svg:y1="24.236cm" svg:x2="11.213cm" svg:y2="24.427cm">
                <text:p/>
              </draw:line>
              <draw:line draw:style-name="gr4" draw:text-style-name="P1" draw:layer="layout" svg:x1="11.012cm" svg:y1="24.618cm" svg:x2="11.213cm" svg:y2="24.427cm">
                <text:p/>
              </draw:line>
            </draw:g>
            <draw:g>
              <draw:line draw:style-name="gr4" draw:text-style-name="P1" draw:layer="layout" svg:x1="11.37cm" svg:y1="24.427cm" svg:x2="11.724cm" svg:y2="24.427cm">
                <text:p/>
              </draw:line>
              <draw:line draw:style-name="gr4" draw:text-style-name="P1" draw:layer="layout" svg:x1="11.169cm" svg:y1="24.236cm" svg:x2="11.37cm" svg:y2="24.427cm">
                <text:p/>
              </draw:line>
              <draw:line draw:style-name="gr4" draw:text-style-name="P1" draw:layer="layout" svg:x1="11.169cm" svg:y1="24.618cm" svg:x2="11.37cm" svg:y2="24.427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37cm" svg:y="24.301cm" svg:viewBox="0 0 362 126" svg:d="M0 126c182-284 362 0 362 0">
                <text:p/>
              </draw:path>
              <draw:path draw:style-name="gr4" draw:text-style-name="P1" draw:layer="layout" svg:width="0.361cm" svg:height="0.125cm" svg:x="10.201cm" svg:y="24.429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691cm" svg:y="24.3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63cm" svg:y="24.3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8" draw:text-style-name="P1" draw:layer="layout" svg:x1="11.723cm" svg:y1="24.426cm" svg:x2="16.202cm" svg:y2="24.426cm">
          <text:p/>
        </draw:line>
        <draw:g>
          <draw:g>
            <draw:g>
              <draw:line draw:style-name="gr4" draw:text-style-name="P1" draw:layer="layout" svg:x1="10.708cm" svg:y1="25.697cm" svg:x2="11.213cm" svg:y2="25.697cm">
                <text:p/>
              </draw:line>
              <draw:line draw:style-name="gr4" draw:text-style-name="P1" draw:layer="layout" svg:x1="11.012cm" svg:y1="25.506cm" svg:x2="11.213cm" svg:y2="25.697cm">
                <text:p/>
              </draw:line>
              <draw:line draw:style-name="gr4" draw:text-style-name="P1" draw:layer="layout" svg:x1="11.012cm" svg:y1="25.888cm" svg:x2="11.213cm" svg:y2="25.697cm">
                <text:p/>
              </draw:line>
            </draw:g>
            <draw:g>
              <draw:line draw:style-name="gr4" draw:text-style-name="P1" draw:layer="layout" svg:x1="11.37cm" svg:y1="25.697cm" svg:x2="11.724cm" svg:y2="25.697cm">
                <text:p/>
              </draw:line>
              <draw:line draw:style-name="gr4" draw:text-style-name="P1" draw:layer="layout" svg:x1="11.169cm" svg:y1="25.506cm" svg:x2="11.37cm" svg:y2="25.697cm">
                <text:p/>
              </draw:line>
              <draw:line draw:style-name="gr4" draw:text-style-name="P1" draw:layer="layout" svg:x1="11.169cm" svg:y1="25.888cm" svg:x2="11.37cm" svg:y2="25.697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37cm" svg:y="25.571cm" svg:viewBox="0 0 362 126" svg:d="M0 126c182-284 362 0 362 0">
                <text:p/>
              </draw:path>
              <draw:path draw:style-name="gr4" draw:text-style-name="P1" draw:layer="layout" svg:width="0.361cm" svg:height="0.125cm" svg:x="10.201cm" svg:y="25.699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691cm" svg:y="25.6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63cm" svg:y="25.6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8" draw:text-style-name="P1" draw:layer="layout" svg:x1="11.723cm" svg:y1="25.696cm" svg:x2="16.202cm" svg:y2="25.696cm">
          <text:p/>
        </draw:line>
        <draw:line draw:style-name="gr8" draw:text-style-name="P1" draw:layer="layout" svg:x1="11.723cm" svg:y1="8.788cm" svg:x2="16.202cm" svg:y2="8.788cm">
          <text:p/>
        </draw:line>
        <draw:frame draw:style-name="gr2" draw:layer="layout" svg:width="2.344cm" svg:height="0.399cm" svg:x="12.307cm" svg:y="8.49cm">
          <draw:text-box>
            <text:p>20 AWG Red</text:p>
          </draw:text-box>
        </draw:frame>
        <draw:line draw:style-name="gr8" draw:text-style-name="P1" draw:layer="layout" svg:x1="11.723cm" svg:y1="6.247cm" svg:x2="16.202cm" svg:y2="6.247cm">
          <text:p/>
        </draw:line>
        <draw:frame draw:style-name="gr2" draw:layer="layout" svg:width="2.276cm" svg:height="0.399cm" svg:x="12.307cm" svg:y="5.975cm">
          <draw:text-box>
            <text:p>20AWG Red</text:p>
          </draw:text-box>
        </draw:frame>
        <draw:frame draw:style-name="gr10" draw:layer="layout" svg:width="5.595cm" svg:height="0.607cm" svg:x="16.466cm" svg:y="5.964cm">
          <draw:text-box>
            <text:p>Strobes &amp; Position Lights LIGHTS-1</text:p>
          </draw:text-box>
        </draw:frame>
        <draw:frame draw:style-name="gr10" draw:layer="layout" svg:width="5.595cm" svg:height="0.607cm" svg:x="16.466cm" svg:y="7.21cm">
          <draw:text-box>
            <text:p>Strobes &amp; Position Lights LIGHTS-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textarea-vertical-align="middle" draw:auto-grow-height="false"/>
      <style:paragraph-properties fo:text-align="center"/>
      <style:text-properties fo:font-size="1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Box" style:display-name="Title Box" style:family="graphic" style:parent-style-name="standard">
      <style:graphic-properties draw:textarea-vertical-align="middle" draw:auto-grow-height="false"/>
      <style:paragraph-properties fo:text-align="center"/>
      <style:text-properties fo:font-size="14pt"/>
    </style:style>
    <style:style style:name="Boxed_20_Text" style:display-name="Boxed Text" style:family="graphic" style:parent-style-name="standard">
      <style:graphic-properties draw:auto-grow-height="false"/>
    </style:style>
    <style:style style:name="Unboxed_20_Text" style:display-name="Unboxed Text" style:family="graphic" style:parent-style-name="Boxed_20_Text">
      <style:graphic-properties draw:stroke="none" draw:stroke-dash="Dashed_20__28_var_29__20_1" svg:stroke-width="0.051cm" svg:stroke-color="#ffffff" draw:marker-start-width="0.279cm" draw:marker-start-center="false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Unboxed_20_Text" style:display-name="Unboxed 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Unboxed_20_Text" style:display-name="Small Unboxed Text" style:family="graphic" style:parent-style-name="Unboxed_20_Text">
      <style:graphic-properties draw:stroke="none" draw:fill="none"/>
      <style:text-properties fo:font-size="7pt"/>
    </style:style>
    <style:style style:name="Switch_20_Label" style:display-name="Switch Label" style:family="graphic" style:parent-style-name="Boxed_20_Text">
      <style:graphic-properties svg:stroke-width="0cm" draw:marker-start-width="0.203cm" draw:marker-end-width="0.203cm" draw:fill="solid" draw:fill-color="#ffffff" draw:fill-gradient-name="Gradient_20_2" draw:fill-hatch-name="Hatching_20_1" draw:fill-image-name="Bitmape_20_1" draw:shadow="visible" draw:shadow-offset-x="0.051cm" draw:shadow-offset-y="0.051cm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textarea-vertical-align="middle" draw:auto-grow-height="false"/>
    </style:style>
    <style:style style:name="Mgr2" style:family="graphic" style:parent-style-name="Boxed_20_Text">
      <style:graphic-properties draw:textarea-vertical-align="middle" style:protect="size"/>
    </style:style>
    <style:style style:name="Mgr3" style:family="graphic" style:parent-style-name="Boxed_20_Text">
      <style:graphic-properties draw:textarea-vertical-align="middle"/>
    </style:style>
    <style:style style:name="Mgr4" style:family="graphic" style:parent-style-name="Title_20_Box">
      <style:graphic-properties fo:min-height="2.29cm" fo:min-width="7.12cm"/>
    </style:style>
    <style:style style:name="MP1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1" draw:layer="backgroundobjects" svg:width="38.1cm" svg:height="25.4cm" svg:x="2.54cm" svg:y="1.27cm">
        <text:p/>
        <draw:enhanced-geometry svg:viewBox="0 0 21600 21600" draw:type="rectangle" draw:enhanced-path="M 0 0 L 21600 0 21600 21600 0 21600 0 0 Z N"/>
      </draw:custom-shape>
      <draw:g>
        <draw:custom-shape draw:style-name="Mgr2" draw:text-style-name="MP1" draw:layer="backgroundobjects" svg:width="3.81cm" svg:height="0.635cm" svg:x="33.02cm" svg:y="24.13cm">
          <text:p text:style-name="MP1">Drawing #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4.765cm">
          <text:p text:style-name="MP1">Modified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5.4cm">
          <text:p text:style-name="MP1">Created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6.035cm">
          <text:p text:style-name="MP1">Drawn By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4.13cm">
          <text:p text:style-name="MP1">OVER-1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4.765cm">
          <text:p text:style-name="MP1"><text:date style:data-style-name="D4" text:date-value="2016-08-01">08/01/2016</text:date>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5.4cm">
          <text:p text:style-name="MP1"><text:date style:data-style-name="D4" text:date-value="2016-07-24" text:fixed="true">07/24/2016</text:date>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6.035cm">
          <text:p text:style-name="MP1">Art Zemon</text:p>
          <draw:enhanced-geometry svg:viewBox="0 0 21600 21600" draw:type="rectangle" draw:enhanced-path="M 0 0 L 21600 0 21600 21600 0 21600 0 0 Z N"/>
        </draw:custom-shape>
        <draw:custom-shape draw:style-name="Mgr3" draw:text-style-name="MP1" draw:layer="backgroundobjects" svg:width="15.24cm" svg:height="0.762cm" svg:x="25.4cm" svg:y="23.368cm">
          <text:p text:style-name="MP1">Bede BD-4C N114AC</text:p>
          <draw:enhanced-geometry svg:viewBox="0 0 21600 21600" draw:type="rectangle" draw:enhanced-path="M 0 0 L 21600 0 21600 21600 0 21600 0 0 Z N"/>
        </draw:custom-shape>
        <draw:custom-shape draw:style-name="Mgr4" draw:layer="backgroundobjects" svg:width="7.62cm" svg:height="2.54cm" svg:x="25.4cm" svg:y="24.13cm">
          <text:p>Overview &amp; Power Distribution</text:p>
          <draw:enhanced-geometry svg:viewBox="0 0 21600 21600" draw:type="rectangle" draw:enhanced-path="M 0 0 L 21600 0 21600 21600 0 21600 0 0 Z N"/>
        </draw:custom-shape>
      </draw:g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 Zemon</meta:initial-creator>
    <meta:creation-date>2016-07-24T17:03:41.936731635</meta:creation-date>
    <dc:date>2016-08-01T07:25:32.969962465</dc:date>
    <dc:creator>Art Zemon</dc:creator>
    <meta:editing-duration>PT4H47M6S</meta:editing-duration>
    <meta:editing-cycles>61</meta:editing-cycles>
    <meta:generator>LibreOffice/4.2.8.2$Linux_X86_64 LibreOffice_project/420m0$Build-2</meta:generator>
    <meta:printed-by>Art Zemon</meta:printed-by>
    <meta:print-date>2016-07-27T20:22:53.713108348</meta:print-date>
    <meta:document-statistic meta:object-count="369"/>
  </office:meta>
</office:document-meta>
</file>